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cm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stroke="none" svg:stroke-color="#000000" draw:fill="none" draw:fill-color="#ffffff" fo:min-height="28.05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svg:stroke-color="#000000" draw:fill="none" draw:fill-color="#ffffff" fo:min-height="0.3cm"/>
    </style:style>
    <style:style style:name="gr6" style:family="graphic" style:parent-style-name="standard">
      <style:graphic-properties draw:stroke="none" svg:stroke-color="#000000" draw:fill="none" draw:fill-color="#ffffff" fo:min-height="0.6cm"/>
    </style:style>
    <style:style style:name="gr7" style:family="graphic" style:parent-style-name="standard">
      <style:graphic-properties draw:stroke="none" svg:stroke-color="#000000" draw:fill="none" draw:fill-color="#ffffff" fo:min-height="28.575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solid" draw:fill-color="#eeeee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4cm"/>
    </style:style>
    <style:style style:name="gr12" style:family="graphic" style:parent-style-name="standard">
      <style:graphic-properties draw:stroke="none" svg:stroke-color="#000000" draw:fill="none" draw:fill-color="#ffffff" fo:min-height="1.508cm"/>
    </style:style>
    <style:style style:name="P1" style:family="paragraph">
      <style:text-properties fo:color="#ff3333"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xml:id="id2" draw:id="id2" draw:layer="layout" svg:width="21.5cm" svg:height="1.673cm" svg:x="4.6cm" svg:y="3.6cm">
          <draw:text-box>
            <text:p>ENV['BUNDLE_GEMFILE'] ||= File.expand_path('../../Gemfile', __FILE__)</text:p>
            <text:p>require 'bundler/setup' # Set up gems listed in the Gemfile.</text:p>
          </draw:text-box>
        </draw:frame>
        <draw:frame draw:style-name="gr1" draw:text-style-name="P1" xml:id="id1" draw:id="id1" draw:layer="layout" svg:width="4.6cm" svg:height="0.962cm" svg:x="1.6cm" svg:y="1.9cm">
          <draw:text-box>
            <text:p text:style-name="P1">config/boot.rb</text:p>
          </draw:text-box>
        </draw:frame>
        <draw:frame draw:style-name="gr2" draw:text-style-name="P1" xml:id="id10" draw:id="id10" draw:layer="layout" svg:width="14.8cm" svg:height="0.962cm" svg:x="3.8cm" svg:y="11.738cm">
          <draw:text-box>
            <text:p text:style-name="P1">gems/bundler-1.9.9/lib/bundler/shared_helpers.rb</text:p>
          </draw:text-box>
        </draw:frame>
        <draw:frame draw:style-name="gr3" xml:id="id11" draw:id="id11" draw:layer="layout" svg:width="13cm" svg:height="28.83cm" svg:x="4.5cm" svg:y="14.7cm">
          <draw:text-box>
            <text:p>module Bundler</text:p>
            <text:p><text:s text:c="2"/>module SharedHelpers</text:p>
            <text:p><text:s text:c="2"/></text:p>
            <text:p><text:s text:c="4"/>#...</text:p>
            <text:p/>
            <text:p><text:s text:c="4"/>def default_gemfile</text:p>
            <text:p><text:s text:c="6"/>gemfile = find_gemfile</text:p>
            <text:p><text:s text:c="4"/>end</text:p>
            <text:p/>
            <text:p><text:s text:c="4"/>def default_lockfile</text:p>
            <text:p><text:s text:c="6"/>gemfile = default_gemfile</text:p>
            <text:p><text:s text:c="6"/>Pathname.new("#{gemfile}.lock")</text:p>
            <text:p><text:s text:c="4"/>end</text:p>
            <text:p/>
            <text:p><text:s text:c="4"/>def in_bundle?</text:p>
            <text:p><text:s text:c="6"/>find_gemfile</text:p>
            <text:p><text:s text:c="4"/>end</text:p>
            <text:p><text:s text:c="4"/></text:p>
            <text:p><text:s text:c="2"/>private</text:p>
            <text:p/>
            <text:p><text:s text:c="4"/>def find_gemfile</text:p>
            <text:p><text:s text:c="6"/>given = ENV['BUNDLE_GEMFILE']</text:p>
            <text:p><text:s text:c="6"/>return given if given &amp;&amp; !given.empty?</text:p>
            <text:p><text:s text:c="6"/>find_file('Gemfile', 'gems.rb')</text:p>
            <text:p><text:s text:c="4"/>end</text:p>
            <text:p/>
            <text:p><text:s text:c="4"/>def find_file(*names)</text:p>
            <text:p><text:s text:c="6"/>#... <text:s text:c="5"/></text:p>
            <text:p><text:s text:c="6"/>search_up</text:p>
            <text:p><text:s text:c="4"/>end</text:p>
            <text:p/>
            <text:p><text:s text:c="4"/>def search_up(*names)</text:p>
            <text:p><text:s text:c="6"/>#...</text:p>
            <text:p><text:s text:c="4"/>end</text:p>
            <text:p/>
            <text:p><text:s text:c="4"/>extend self</text:p>
            <text:p><text:s text:c="2"/>end</text:p>
            <text:p>end</text:p>
            <text:p/>
          </draw:text-box>
        </draw:frame>
        <draw:frame draw:style-name="gr4" xml:id="id4" draw:id="id4" draw:layer="layout" svg:width="10.7cm" svg:height="1.673cm" svg:x="5.4cm" svg:y="7.9cm">
          <draw:text-box>
            <text:p>require 'bundler/shared_helpers'</text:p>
            <text:p>Bundler.setup</text:p>
          </draw:text-box>
        </draw:frame>
        <draw:frame draw:style-name="gr5" draw:text-style-name="P1" xml:id="id3" draw:id="id3" draw:layer="layout" svg:width="12.8cm" svg:height="0.962cm" svg:x="9cm" svg:y="5.938cm">
          <draw:text-box>
            <text:p text:style-name="P1">gems/bundler-1.9.9/lib/bundler/setup.rb</text:p>
          </draw:text-box>
        </draw:frame>
        <draw:frame draw:style-name="gr6" xml:id="id9" draw:id="id9" draw:layer="layout" svg:width="13.4cm" svg:height="4.602cm" svg:x="44.9cm" svg:y="50.698cm">
          <draw:text-box>
            <text:p>module Bundler</text:p>
            <text:p><text:s text:c="2"/>class Definition</text:p>
            <text:p/>
            <text:p><text:s text:c="4"/>def self.build(gemfile, lockfile, unlock)</text:p>
            <text:p><text:s text:c="6"/>Dsl.evaluate(gemfile, lockfile, unlock)</text:p>
            <text:p><text:s text:c="4"/>end</text:p>
          </draw:text-box>
        </draw:frame>
        <draw:frame draw:style-name="gr7" xml:id="id6" draw:id="id6" draw:layer="layout" svg:width="25.3cm" svg:height="28.825cm" svg:x="21.4cm" svg:y="16.2cm">
          <draw:text-box>
            <text:p>module Bundler</text:p>
            <text:p/>
            <text:p><text:s text:c="2"/>autoload :Dsl, <text:s text:c="7"/>'bundler/dsl'</text:p>
            <text:p><text:s text:c="2"/>autoload :Definition, 'bundler/definition'</text:p>
            <text:p><text:s text:c="2"/>autoload :Runtime, <text:s text:c="3"/>'bundler/runtime'</text:p>
            <text:p><text:s text:c="2"/></text:p>
            <text:p/>
            <text:p><text:s text:c="2"/>class &lt;&lt; self</text:p>
            <text:p><text:s text:c="4"/></text:p>
            <text:p><text:s text:c="4"/>def setup(*groups)</text:p>
            <text:p><text:s text:c="6"/>return @setup if defined?(@setup)</text:p>
            <text:p><text:s text:c="6"/>@setup = load.setup</text:p>
            <text:p><text:s text:c="6"/>else</text:p>
            <text:p><text:s text:c="4"/>end</text:p>
            <text:p/>
            <text:p><text:s text:c="4"/>def load</text:p>
            <text:p><text:s text:c="6"/>@load ||= Runtime.new(root, definition)</text:p>
            <text:p><text:s text:c="4"/>end</text:p>
            <text:p/>
            <text:p><text:s text:c="4"/>def root</text:p>
            <text:p><text:s text:c="6"/>@root ||= default_gemfile.dirname.expand_path</text:p>
            <text:p><text:s text:c="4"/>end</text:p>
            <text:p/>
            <text:p><text:s text:c="4"/>def definition(unlock = nil)</text:p>
            <text:p><text:s text:c="6"/>Definition.build(default_gemfile, default_lockfile, unlock)</text:p>
            <text:p><text:s text:c="4"/>end</text:p>
            <text:p><text:s text:c="4"/></text:p>
            <text:p><text:s text:c="4"/>def default_gemfile</text:p>
            <text:p><text:s text:c="6"/>SharedHelpers.default_gemfile</text:p>
            <text:p><text:s text:c="4"/>end</text:p>
            <text:p><text:s text:c="4"/></text:p>
            <text:p><text:s text:c="4"/>def default_lockfile</text:p>
            <text:p><text:s text:c="6"/>SharedHelpers.default_lockfile</text:p>
            <text:p><text:s text:c="4"/>end</text:p>
            <text:p/>
            <text:p><text:s text:c="2"/>end</text:p>
            <text:p>end</text:p>
            <text:p/>
          </draw:text-box>
        </draw:frame>
        <draw:frame draw:style-name="gr8" draw:text-style-name="P1" xml:id="id5" draw:id="id5" draw:layer="layout" svg:width="10cm" svg:height="0.962cm" svg:x="23.9cm" svg:y="13.538cm">
          <draw:text-box>
            <text:p text:style-name="P1">gems/bundler-1.9.9/lib/bundler.rb</text:p>
          </draw:text-box>
        </draw:frame>
        <draw:frame draw:style-name="gr6" draw:text-style-name="P1" xml:id="id8" draw:id="id8" draw:layer="layout" svg:width="13.1cm" svg:height="0.962cm" svg:x="42.7cm" svg:y="47.8cm">
          <draw:text-box>
            <text:p text:style-name="P1">gems/bundler-1.9.9/lib/bundler/definition.rb</text:p>
          </draw:text-box>
        </draw:frame>
        <draw:connector draw:style-name="gr9" draw:text-style-name="P2" draw:layer="layout" draw:type="curve" svg:x1="3.9cm" svg:y1="2.862cm" svg:x2="4.6cm" svg:y2="4.436cm" draw:start-shape="id1" draw:end-shape="id2" draw:end-glue-point="3" svg:d="M3900 2862c0 1050 233 1574 700 1574" svg:viewBox="0 0 701 1575">
          <text:p/>
        </draw:connector>
        <draw:connector draw:style-name="gr9" draw:text-style-name="P2" draw:layer="layout" draw:type="curve" svg:x1="26.1cm" svg:y1="4.436cm" svg:x2="21.8cm" svg:y2="6.419cm" draw:start-shape="id2" draw:start-glue-point="1" draw:end-shape="id3" svg:d="M26100 4436c750 0 2900 1983-4300 1983" svg:viewBox="0 0 5191 1984">
          <text:p/>
        </draw:connector>
        <draw:connector draw:style-name="gr9" draw:text-style-name="P2" draw:layer="layout" draw:type="curve" svg:x1="9cm" svg:y1="6.419cm" svg:x2="10.75cm" svg:y2="7.9cm" draw:start-shape="id3" draw:start-glue-point="3" draw:end-shape="id4" draw:end-glue-point="0" svg:d="M9000 6419c-750 0-625 491 0 674s1750 57 1750 807" svg:viewBox="0 0 2268 1482">
          <text:p/>
        </draw:connector>
        <draw:connector draw:style-name="gr9" draw:text-style-name="P2" draw:layer="layout" draw:type="curve" svg:x1="33.9cm" svg:y1="14.019cm" svg:x2="21.4cm" svg:y2="30.612cm" draw:start-shape="id5" draw:start-glue-point="1" draw:end-shape="id6" draw:end-glue-point="3" svg:d="M33900 14019c750 0 500 1331-6250 1331s-7000 15262-6250 15262" svg:viewBox="0 0 13085 16594">
          <text:p/>
        </draw:connector>
        <draw:connector draw:style-name="gr9" draw:text-style-name="P2" draw:layer="layout" draw:type="curve" svg:x1="16.1cm" svg:y1="8.736cm" svg:x2="23.9cm" svg:y2="14.019cm" draw:start-shape="id4" draw:end-shape="id5" draw:end-glue-point="3" svg:d="M16100 8736c5850 0 1950 5283 7800 5283" svg:viewBox="0 0 7801 5284">
          <text:p/>
        </draw:connector>
        <draw:custom-shape draw:style-name="gr10" draw:text-style-name="P2" xml:id="id7" draw:id="id7" draw:layer="layout" svg:width="0.6cm" svg:height="0.6cm" svg:x="38.7cm" svg:y="3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curve" svg:x1="39.3cm" svg:y1="33.7cm" svg:x2="42.7cm" svg:y2="48.281cm" draw:start-shape="id7" draw:start-glue-point="1" draw:end-shape="id8" draw:end-glue-point="3" svg:d="M39300 33700c2550 0 850 14581 3400 14581" svg:viewBox="0 0 3401 14582">
          <text:p/>
        </draw:connector>
        <draw:connector draw:style-name="gr9" draw:text-style-name="P2" draw:layer="layout" draw:type="curve" svg:x1="55.8cm" svg:y1="48.281cm" svg:x2="44.9cm" svg:y2="52.999cm" draw:start-shape="id8" draw:start-glue-point="1" draw:end-shape="id9" draw:end-glue-point="3" svg:d="M55800 48281c750 0 500 1449-5450 1449s-6200 3269-5450 3269" svg:viewBox="0 0 11505 4719">
          <text:p/>
        </draw:connector>
        <draw:connector draw:style-name="gr9" draw:text-style-name="P2" draw:layer="layout" draw:type="curve" svg:x1="5.4cm" svg:y1="8.736cm" svg:x2="3.8cm" svg:y2="12.219cm" draw:start-shape="id4" draw:start-glue-point="3" draw:end-shape="id10" draw:end-glue-point="3" svg:d="M5400 8736c-3150 0-2350 3483-1600 3483" svg:viewBox="0 0 2279 3484">
          <text:p/>
        </draw:connector>
        <draw:connector draw:style-name="gr9" draw:text-style-name="P2" draw:layer="layout" draw:type="curve" svg:x1="11.2cm" svg:y1="12.7cm" svg:x2="11cm" svg:y2="14.7cm" draw:start-shape="id10" draw:start-glue-point="2" draw:end-shape="id11" draw:end-glue-point="0" svg:d="M11200 12700c0 1500-200 500-200 2000" svg:viewBox="0 0 201 2001">
          <text:p/>
        </draw:connector>
        <draw:custom-shape draw:style-name="gr10" draw:text-style-name="P2" xml:id="id12" draw:id="id12" draw:layer="layout" svg:width="0.6cm" svg:height="0.6cm" svg:x="33.4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curve" draw:line-skew="2.15cm" svg:x1="34cm" svg:y1="18.8cm" svg:x2="42.7cm" svg:y2="48.281cm" draw:start-shape="id12" draw:start-glue-point="1" draw:end-shape="id8" svg:d="M34000 18800c9750 0 5400 29481 8700 29481" svg:viewBox="0 0 8701 29482">
          <text:p/>
        </draw:connector>
        <draw:custom-shape draw:style-name="gr10" draw:text-style-name="P2" xml:id="id13" draw:id="id13" draw:layer="layout" svg:width="0.6cm" svg:height="0.6cm" svg:x="31.022cm" svg:y="17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xml:id="id15" draw:id="id15" draw:layer="layout" svg:width="24.7cm" svg:height="11.171cm" svg:x="46.7cm" svg:y="28.058cm">
          <draw:text-box>
            <text:p>require 'bundler/ruby_dsl'</text:p>
            <text:p/>
            <text:p>module Bundler</text:p>
            <text:p><text:s text:c="2"/>class Dsl</text:p>
            <text:p><text:s text:c="4"/>include RubyDsl</text:p>
            <text:p><text:s text:c="4"/></text:p>
            <text:p><text:s text:c="4"/>def self.evaluate(gemfile, lockfile, unlock)</text:p>
            <text:p><text:s text:c="6"/>builder = new</text:p>
            <text:p><text:s text:c="6"/>builder.eval_gemfile(gemfile)</text:p>
            <text:p><text:s text:c="6"/>builder.to_definition(lockfile, unlock)</text:p>
            <text:p><text:s text:c="4"/>End</text:p>
            <text:p/>
            <text:p><text:s text:c="4"/>def to_definition(lockfile, unlock)</text:p>
            <text:p><text:s text:c="6"/>Definition.new(lockfile, @dependencies, @sources, unlock, @ruby_version)</text:p>
            <text:p><text:s text:c="4"/>end</text:p>
          </draw:text-box>
        </draw:frame>
        <draw:frame draw:style-name="gr6" draw:text-style-name="P3" xml:id="id14" draw:id="id14" draw:layer="layout" svg:width="12cm" svg:height="0.962cm" svg:x="45cm" svg:y="24.438cm">
          <draw:text-box>
            <text:p text:style-name="P3">gems/bundler-1.9.9/lib/bundler/dsl.rb</text:p>
          </draw:text-box>
        </draw:frame>
        <draw:connector draw:style-name="gr9" draw:text-style-name="P2" draw:layer="layout" draw:type="curve" draw:line-skew="2.5cm" svg:x1="31.622cm" svg:y1="17.912cm" svg:x2="45cm" svg:y2="24.919cm" draw:start-shape="id13" draw:start-glue-point="1" draw:end-shape="id14" draw:end-glue-point="3" svg:d="M31622 17912c13783 0 7095 7007 13378 7007" svg:viewBox="0 0 13379 7008">
          <text:p/>
        </draw:connector>
        <draw:connector draw:style-name="gr9" draw:text-style-name="P2" draw:layer="layout" draw:type="curve" svg:x1="57cm" svg:y1="24.919cm" svg:x2="59.05cm" svg:y2="28.058cm" draw:start-shape="id14" draw:start-glue-point="1" draw:end-shape="id15" draw:end-glue-point="0" svg:d="M57000 24919c1367 0 2050 1046 2050 3139" svg:viewBox="0 0 2051 3140">
          <text:p/>
        </draw:connector>
        <draw:custom-shape draw:style-name="gr10" draw:text-style-name="P2" xml:id="id16" draw:id="id16" draw:layer="layout" svg:width="0.6cm" svg:height="0.6cm" svg:x="57cm" svg:y="4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curve" svg:x1="57.6cm" svg:y1="44.4cm" svg:x2="59.05cm" svg:y2="39.229cm" draw:start-shape="id16" draw:start-glue-point="1" draw:end-shape="id15" svg:d="M57600 44400c967 0 1450-1723 1450-5171" svg:viewBox="0 0 1451 5172">
          <text:p/>
        </draw:connector>
        <draw:frame draw:style-name="gr1" draw:layer="layout" svg:width="11.3cm" svg:height="2.639cm" svg:x="42.3cm" svg:y="43.9cm">
          <draw:text-box>
            <text:p>1.读取ENV['BUNDLE_GEMFILE']所指位置的Gemfile，用DSL解解释，</text:p>
            <text:p>并创建出一个.lock文件</text:p>
          </draw:text-box>
        </draw:frame>
        <draw:custom-shape draw:style-name="gr10" draw:text-style-name="P2" xml:id="id17" draw:id="id17" draw:layer="layout" svg:width="0.4cm" svg:height="0.5cm" svg:x="21.3cm" svg:y="3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8" draw:id="id18" draw:layer="layout" svg:width="0.6cm" svg:height="0.6cm" svg:x="21.3cm" svg:y="3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curve" svg:x1="21.3cm" svg:y1="35.75cm" svg:x2="17.5cm" svg:y2="29.115cm" draw:start-shape="id17" draw:start-glue-point="3" draw:end-shape="id11" svg:d="M21300 35750c-2850 0-950-6635-3800-6635" svg:viewBox="0 0 3801 6636">
          <text:p/>
        </draw:connector>
        <draw:connector draw:style-name="gr9" draw:text-style-name="P2" draw:layer="layout" draw:type="curve" draw:line-skew="-0.3cm" svg:x1="21.3cm" svg:y1="38.7cm" svg:x2="17.5cm" svg:y2="29.115cm" draw:start-shape="id18" draw:start-glue-point="3" draw:end-shape="id11" draw:end-glue-point="1" svg:d="M21300 38700c-3300 0-1400-9585-3800-9585" svg:viewBox="0 0 3801 9586">
          <text:p/>
        </draw:connector>
        <draw:frame draw:style-name="gr12" draw:layer="layout" svg:width="10.4cm" svg:height="1.758cm" svg:x="10.6cm" svg:y="40.1cm">
          <draw:text-box>
            <text:p>extend self使得可以SharedHelpers.default_gemfile</text:p>
          </draw:text-box>
        </draw:frame>
        <draw:frame draw:style-name="gr4" draw:layer="layout" svg:width="18.9cm" svg:height="10.375cm" svg:x="67.3cm" svg:y="1.925cm">
          <draw:text-box>
            <text:p>module Bundler</text:p>
            <text:p><text:s text:c="2"/>class Environment</text:p>
            <text:p><text:s text:c="4"/>attr_reader :root</text:p>
            <text:p><text:s text:c="4"/></text:p>
            <text:p><text:s text:c="4"/>def initialize(root, definition)</text:p>
            <text:p><text:s text:c="6"/>@root = root</text:p>
            <text:p><text:s text:c="6"/>@definition = definition</text:p>
            <text:p><text:s text:c="6"/>env_file = Bundler.app_config_path.join('environment.rb')</text:p>
            <text:p><text:s text:c="6"/>env_file.rmtree if env_file.exist?</text:p>
            <text:p><text:s text:c="4"/>end</text:p>
            <text:p><text:s text:c="4"/></text:p>
            <text:p><text:s text:c="4"/>def requested_specs</text:p>
            <text:p><text:s text:c="6"/>@definition.requested_specs</text:p>
            <text:p><text:s text:c="4"/>end</text:p>
          </draw:text-box>
        </draw:frame>
        <draw:frame draw:style-name="gr4" draw:layer="layout" svg:width="25.7cm" svg:height="19.332cm" svg:x="43.5cm" svg:y="2.168cm">
          <draw:text-box>
            <text:p>module Bundler</text:p>
            <text:p><text:s text:c="2"/>class Runtime &lt; Environment</text:p>
            <text:p><text:s text:c="4"/>include SharedHelpers</text:p>
            <text:p><text:s text:c="4"/></text:p>
            <text:p><text:s text:c="4"/>def setup(*groups)</text:p>
            <text:p><text:s text:c="4"/></text:p>
            <text:p><text:s text:c="6"/># Has to happen first</text:p>
            <text:p><text:s text:c="6"/>clean_load_path</text:p>
            <text:p><text:s text:c="6"/></text:p>
            <text:p><text:s text:c="6"/>specs = groups.any? ? @definition.specs_for(groups) : requested_specs</text:p>
            <text:p><text:s text:c="6"/>setup_environment</text:p>
            <text:p><text:s text:c="6"/>Bundler.rubygems.replace_entrypoints(specs)</text:p>
            <text:p><text:s text:c="6"/># Activate the specs</text:p>
            <text:p><text:s text:c="6"/>specs.each do |spec|</text:p>
            <text:p><text:s text:c="8"/>Bundler.rubygems.mark_loaded(spec)</text:p>
            <text:p><text:s text:c="8"/>load_paths = spec.load_paths.reject {|path| $LOAD_PATH.include?(path)}</text:p>
            <text:p><text:s text:c="8"/>$LOAD_PATH.unshift(*load_paths)</text:p>
            <text:p><text:s text:c="6"/>end</text:p>
            <text:p><text:s text:c="6"/></text:p>
            <text:p><text:s text:c="6"/>setup_manpath</text:p>
            <text:p><text:s text:c="6"/></text:p>
            <text:p><text:s text:c="6"/>lock</text:p>
            <text:p><text:s text:c="6"/></text:p>
            <text:p><text:s text:c="6"/>self</text:p>
            <text:p><text:s text:c="6"/></text:p>
            <text:p><text:s text:c="4"/>e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8T16:33:32.285000000</meta:creation-date>
    <dc:date>2015-10-09T17:35:38.135000000</dc:date>
    <meta:editing-duration>PT7H51S</meta:editing-duration>
    <meta:editing-cycles>15</meta:editing-cycles>
    <meta:generator>LibreOffice/4.2.7.2$Windows_x86 LibreOffice_project/933c0aa564ec4f8883ed5732c866db48dca4dac5</meta:generator>
    <meta:document-statistic meta:object-count="37"/>
  </office:meta>
</office:document-meta>
</file>